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ckTraceElementDeserializer.deserialze( DefaultJSONParser parser , Type type , Object fieldName )</text:p>
          </table:table-cell>
          <table:table-cell office:value-type="float" office:value="39">
            <text:p text:style-name="Table_20_Contents">39</text:p>
          </table:table-cell>
          <table:table-cell office:value-type="float" office:value="29">
            <text:p text:style-name="Table_20_Contents">29</text:p>
          </table:table-cell>
          <table:table-cell office:value-type="float" office:value="117">
            <text:p text:style-name="Table_20_Contents">117</text:p>
          </table:table-cell>
        </table:table-row>
        <table:table-row>
          <table:table-cell office:value-type="string">
            <text:p text:style-name="Table_20_Contents">StackTraceElementDeserializer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